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8.135cm" fo:margin-left="0.035cm" fo:margin-top="0cm" fo:margin-bottom="0cm" table:align="left" style:writing-mode="lr-tb"/>
    </style:style>
    <style:style style:name="Таблица1.A" style:family="table-column">
      <style:table-column-properties style:column-width="0.679cm"/>
    </style:style>
    <style:style style:name="Таблица1.B" style:family="table-column">
      <style:table-column-properties style:column-width="1.293cm"/>
    </style:style>
    <style:style style:name="Таблица1.C" style:family="table-column">
      <style:table-column-properties style:column-width="1.233cm"/>
    </style:style>
    <style:style style:name="Таблица1.D" style:family="table-column">
      <style:table-column-properties style:column-width="1.485cm"/>
    </style:style>
    <style:style style:name="Таблица1.E" style:family="table-column">
      <style:table-column-properties style:column-width="3.918cm"/>
    </style:style>
    <style:style style:name="Таблица1.F" style:family="table-column">
      <style:table-column-properties style:column-width="4.905cm"/>
    </style:style>
    <style:style style:name="Таблица1.G" style:family="table-column">
      <style:table-column-properties style:column-width="4.621cm"/>
    </style:style>
    <style:style style:name="Таблица1.1" style:family="table-row">
      <style:table-row-properties style:min-row-height="0.423cm" fo:keep-together="auto"/>
    </style:style>
    <style:style style:name="Таблица1.A1" style:family="table-cell">
      <style:table-cell-properties style:vertical-align="bottom" fo:padding-left="0.018cm" fo:padding-right="0.018cm" fo:padding-top="0cm" fo:padding-bottom="0cm" fo:border-left="1pt solid #000000" fo:border-right="1pt solid #000000" fo:border-top="1pt solid #000000" fo:border-bottom="none"/>
    </style:style>
    <style:style style:name="Таблица1.B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none"/>
    </style:style>
    <style:style style:name="Таблица1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none"/>
    </style:style>
    <style:style style:name="Таблица1.B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none"/>
    </style:style>
    <style:style style:name="Таблица1.3" style:family="table-row">
      <style:table-row-properties style:min-row-height="0.411cm" fo:keep-together="auto"/>
    </style:style>
    <style:style style:name="Таблица1.A3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.B3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.4" style:family="table-row">
      <style:table-row-properties style:min-row-height="12.702cm" fo:keep-together="auto"/>
    </style:style>
    <style:style style:name="P1" style:family="paragraph" style:parent-style-name="Standard">
      <style:paragraph-properties fo:margin-left="3.129cm" fo:margin-right="0cm" fo:text-indent="0cm" style:auto-text-indent="false">
        <style:tab-stops>
          <style:tab-stop style:position="11.77cm"/>
        </style:tab-stops>
      </style:paragraph-properties>
    </style:style>
    <style:style style:name="P2" style:family="paragraph" style:parent-style-name="Standard">
      <style:paragraph-properties fo:line-height="0.411cm"/>
      <style:text-properties fo:font-size="12pt" style:font-size-asian="12pt" style:font-size-complex="12pt"/>
    </style:style>
    <style:style style:name="P3" style:family="paragraph" style:parent-style-name="Standard">
      <style:paragraph-properties fo:line-height="0.397cm"/>
      <style:text-properties fo:font-size="12pt" style:font-size-asian="12pt" style:font-size-complex="12pt"/>
    </style:style>
    <style:style style:name="P4" style:family="paragraph" style:parent-style-name="Standard">
      <style:paragraph-properties fo:line-height="0.404cm"/>
      <style:text-properties fo:font-size="12pt" style:font-size-asian="12pt" style:font-size-complex="12pt"/>
    </style:style>
    <style:style style:name="P5" style:family="paragraph" style:parent-style-name="Standard">
      <style:paragraph-properties fo:line-height="0.406cm"/>
      <style:text-properties fo:font-size="12pt" style:font-size-asian="12pt" style:font-size-complex="12pt"/>
    </style:style>
    <style:style style:name="P6" style:family="paragraph" style:parent-style-name="Standard">
      <style:paragraph-properties fo:line-height="0.385cm"/>
      <style:text-properties fo:font-size="12pt" style:font-size-asian="12pt" style:font-size-complex="12pt"/>
    </style:style>
    <style:style style:name="P7" style:family="paragraph" style:parent-style-name="Standard">
      <style:paragraph-properties fo:line-height="0.413cm"/>
      <style:text-properties fo:font-size="12pt" style:font-size-asian="12pt" style:font-size-complex="12pt"/>
    </style:style>
    <style:style style:name="P8" style:family="paragraph" style:parent-style-name="Standard">
      <style:paragraph-properties fo:line-height="0.381cm"/>
      <style:text-properties fo:font-size="12pt" style:font-size-asian="12pt" style:font-size-complex="12pt"/>
    </style:style>
    <style:style style:name="P9" style:family="paragraph" style:parent-style-name="Standard">
      <style:paragraph-properties fo:line-height="0.45cm"/>
      <style:text-properties fo:font-size="12pt" style:font-size-asian="12pt" style:font-size-complex="12pt"/>
    </style:style>
    <style:style style:name="P10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1" style:family="paragraph" style:parent-style-name="Standard">
      <style:paragraph-properties fo:margin-left="5.175cm" fo:margin-right="0cm" fo:text-indent="0cm" style:auto-text-indent="false"/>
    </style:style>
    <style:style style:name="P12" style:family="paragraph" style:parent-style-name="Standard">
      <style:paragraph-properties fo:margin-left="8.456cm" fo:margin-right="0cm" fo:text-indent="0cm" style:auto-text-indent="false"/>
    </style:style>
    <style:style style:name="P13" style:family="paragraph" style:parent-style-name="Standard">
      <style:paragraph-properties fo:margin-left="8.456cm" fo:margin-right="0cm" fo:text-indent="0cm" style:auto-text-indent="false">
        <style:tab-stops>
          <style:tab-stop style:position="12.053cm"/>
        </style:tab-stops>
      </style:paragraph-properties>
    </style:style>
    <style:style style:name="P14" style:family="paragraph" style:parent-style-name="Standard">
      <style:paragraph-properties fo:line-height="0.399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0.695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0.005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cm" fo:margin-right="1.094cm" fo:line-height="115%" fo:text-indent="0cm" style:auto-text-indent="false">
        <style:tab-stops>
          <style:tab-stop style:position="0.653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.101cm" fo:margin-right="0.101cm" fo:line-height="0.45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line-height="0.005cm"/>
      <style:text-properties fo:font-size="10pt" style:text-underline-style="solid" style:text-underline-width="auto" style:text-underline-color="font-color" fo:font-weight="normal" style:font-name-asian="Times New Roman1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.282cm" fo:margin-right="0cm" fo:text-indent="0cm" style:auto-text-indent="false"/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P21" style:family="paragraph" style:parent-style-name="Standard">
      <style:paragraph-properties fo:line-height="0.353cm"/>
      <style:text-properties fo:font-size="10pt" style:font-size-asian="10pt" style:font-size-complex="10pt"/>
    </style:style>
    <style:style style:name="P22" style:family="paragraph" style:parent-style-name="Standard">
      <style:paragraph-properties fo:line-height="0.674cm"/>
      <style:text-properties fo:font-size="10pt" style:font-size-asian="10pt" style:font-size-complex="10pt"/>
    </style:style>
    <style:style style:name="P23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line-height="0.467cm"/>
      <style:text-properties fo:font-size="10pt" style:font-size-asian="10pt" style:font-size-complex="10pt"/>
    </style:style>
    <style:style style:name="P25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6" style:family="paragraph" style:parent-style-name="Standard">
      <style:paragraph-properties fo:line-height="0.347cm"/>
      <style:text-properties fo:font-size="10pt" style:font-size-asian="10pt" style:font-size-complex="10pt"/>
    </style:style>
    <style:style style:name="P27" style:family="paragraph" style:parent-style-name="Standard">
      <style:paragraph-properties fo:line-height="0.406cm"/>
      <style:text-properties fo:font-size="10pt" style:font-size-asian="10pt" style:font-size-complex="10pt"/>
    </style:style>
    <style:style style:name="P28" style:family="paragraph" style:parent-style-name="Standard">
      <style:paragraph-properties fo:line-height="0.005cm"/>
      <style:text-properties fo:font-size="10pt" style:font-name-asian="Times New Roman1" style:font-size-asian="10pt" style:font-size-complex="10pt"/>
    </style:style>
    <style:style style:name="P29" style:family="paragraph" style:parent-style-name="Standard">
      <style:paragraph-properties fo:margin-left="12.171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30" style:family="paragraph" style:parent-style-name="Standard">
      <style:paragraph-properties fo:margin-left="0.624cm" fo:margin-right="0cm" fo:text-align="justify" style:justify-single-word="false" fo:text-indent="0cm" style:auto-text-indent="false">
        <style:tab-stops>
          <style:tab-stop style:position="0.624cm"/>
        </style:tab-stops>
      </style:paragraph-properties>
    </style:style>
    <style:style style:name="P31" style:family="paragraph" style:parent-style-name="Standard">
      <style:paragraph-properties fo:margin-left="0.695cm" fo:margin-right="0cm" fo:text-indent="0cm" style:auto-text-indent="false"/>
    </style:style>
    <style:style style:name="P32" style:family="paragraph" style:parent-style-name="Standard">
      <style:paragraph-properties fo:margin-left="0cm" fo:margin-right="0cm" fo:line-height="0.353cm" fo:text-indent="0cm" style:auto-text-indent="false"/>
    </style:style>
    <style:style style:name="P33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9pt" style:font-name-asian="Times New Roman1" style:font-size-asian="9pt" style:font-size-complex="9pt"/>
    </style:style>
    <style:style style:name="P34" style:family="paragraph" style:parent-style-name="Standard">
      <style:paragraph-properties fo:margin-left="0.101cm" fo:margin-right="0.101cm" fo:line-height="0.45cm" fo:text-indent="0cm" style:auto-text-indent="false"/>
      <style:text-properties fo:font-weight="bold" style:font-weight-asian="bold" style:font-weight-complex="bold"/>
    </style:style>
    <style:style style:name="P35" style:family="paragraph" style:parent-style-name="Standard">
      <style:paragraph-properties fo:margin-left="0.282cm" fo:margin-right="0cm" fo:text-indent="0cm" style:auto-text-indent="false"/>
    </style:style>
    <style:style style:name="P36" style:family="paragraph" style:parent-style-name="Standard">
      <style:paragraph-properties fo:margin-left="0.988cm" fo:margin-right="0cm" fo:text-indent="0cm" style:auto-text-indent="false"/>
    </style:style>
    <style:style style:name="P37" style:family="paragraph" style:parent-style-name="Обычный">
      <style:paragraph-properties fo:margin-left="0cm" fo:margin-right="0cm" fo:margin-top="0cm" fo:margin-bottom="0.007cm" style:contextual-spacing="false" fo:line-height="100%" fo:text-indent="0cm" style:auto-text-indent="false">
        <style:tab-stops/>
      </style:paragraph-properties>
    </style:style>
    <style:style style:name="P38" style:family="paragraph" style:parent-style-name="Обычный">
      <style:paragraph-properties fo:margin-left="0cm" fo:margin-right="0cm" fo:margin-top="0cm" fo:margin-bottom="0.007cm" style:contextual-spacing="false" fo:line-height="105%" fo:text-indent="0cm" style:auto-text-indent="false">
        <style:tab-stops/>
      </style:paragraph-properties>
    </style:style>
    <style:style style:name="P39" style:family="paragraph" style:parent-style-name="Standard">
      <style:paragraph-properties fo:margin-left="8.456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40" style:family="paragraph" style:parent-style-name="Standard">
      <style:paragraph-properties fo:margin-left="8.456cm" fo:margin-right="0cm" fo:text-indent="0cm" style:auto-text-indent="false">
        <style:tab-stops>
          <style:tab-stop style:position="10.888cm"/>
        </style:tab-stops>
      </style:paragraph-properties>
      <style:text-properties fo:font-size="10pt" style:font-name-asian="Times New Roman1" style:font-size-asian="10pt" style:font-size-complex="10pt"/>
    </style:style>
    <style:style style:name="P41" style:family="paragraph" style:parent-style-name="Standard">
      <style:paragraph-properties fo:margin-left="11.349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42" style:family="paragraph" style:parent-style-name="Standard">
      <style:paragraph-properties fo:margin-left="0.695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43" style:family="paragraph" style:parent-style-name="Standard">
      <style:paragraph-properties fo:margin-left="0.282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44" style:family="paragraph" style:parent-style-name="Standard">
      <style:paragraph-properties fo:margin-left="0.176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45" style:family="paragraph" style:parent-style-name="Standard">
      <style:paragraph-properties fo:margin-left="1.235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46" style:family="paragraph" style:parent-style-name="Standard">
      <style:paragraph-properties fo:margin-left="0.388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47" style:family="paragraph" style:parent-style-name="Standard">
      <style:paragraph-properties fo:margin-left="1.411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48" style:family="paragraph" style:parent-style-name="Standard">
      <style:paragraph-properties fo:margin-left="0cm" fo:margin-right="0.176cm" fo:text-align="end" style:justify-single-word="false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49" style:family="paragraph" style:parent-style-name="Standard">
      <style:paragraph-properties fo:margin-left="12.171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50" style:family="paragraph" style:parent-style-name="Standard">
      <style:paragraph-properties fo:margin-left="0.695cm" fo:margin-right="0cm" fo:text-indent="0cm" style:auto-text-indent="false"/>
      <style:text-properties fo:font-size="10pt" fo:font-style="italic" style:text-underline-style="solid" style:text-underline-width="auto" style:text-underline-color="font-color" fo:font-weight="normal" style:font-name-asian="Times New Roman1" style:font-size-asian="10pt" style:font-style-asian="italic" style:font-weight-asian="normal" style:font-size-complex="10pt" style:font-style-complex="italic" style:font-weight-complex="normal"/>
    </style:style>
    <style:style style:name="P51" style:family="paragraph" style:parent-style-name="Standard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52" style:family="paragraph" style:parent-style-name="Standard" style:list-style-name="WWNum2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53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54" style:family="paragraph" style:parent-style-name="Standard" style:list-style-name="WWNum7">
      <style:paragraph-properties fo:line-height="0.353cm" fo:hyphenation-ladder-count="no-limit"/>
      <style:text-properties fo:font-size="10pt" officeooo:rsid="0002130f" officeooo:paragraph-rsid="0002130f" style:font-size-asian="10pt" style:font-size-complex="10pt" fo:hyphenate="false" fo:hyphenation-remain-char-count="2" fo:hyphenation-push-char-count="2" loext:hyphenation-no-caps="false"/>
    </style:style>
    <style:style style:name="P55" style:family="paragraph" style:parent-style-name="Standard">
      <style:paragraph-properties fo:line-height="91%">
        <style:tab-stops>
          <style:tab-stop style:position="0.617cm"/>
        </style:tab-stops>
      </style:paragraph-properties>
      <style:text-properties fo:font-size="10pt" style:font-size-asian="10pt" style:font-size-complex="10pt"/>
    </style:style>
    <style:style style:name="P56" style:family="paragraph" style:parent-style-name="Standard">
      <style:paragraph-properties fo:margin-left="0.101cm" fo:margin-right="0.101cm" fo:line-height="0.45cm" fo:text-indent="0cm" style:auto-text-indent="false"/>
      <style:text-properties fo:font-size="10pt" fo:font-weight="normal" style:font-name-asian="Times New Roman1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margin-left="1.341cm" fo:margin-right="0cm" fo:text-indent="0cm" style:auto-text-indent="false">
        <style:tab-stops>
          <style:tab-stop style:position="1.341cm"/>
        </style:tab-stops>
      </style:paragraph-properties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P58" style:family="paragraph" style:parent-style-name="Standard" style:list-style-name="WWNum1">
      <style:paragraph-properties fo:margin-left="0.624cm" fo:margin-right="0cm" fo:text-indent="-0.536cm" style:auto-text-indent="false">
        <style:tab-stops>
          <style:tab-stop style:position="0.624cm"/>
        </style:tab-stops>
      </style:paragraph-properties>
      <style:text-properties officeooo:paragraph-rsid="000301a9"/>
    </style:style>
    <style:style style:name="P59" style:family="paragraph" style:parent-style-name="Standard" style:list-style-name="WWNum2">
      <style:paragraph-properties fo:margin-left="0.624cm" fo:margin-right="0cm" fo:text-indent="-0.624cm" style:auto-text-indent="false">
        <style:tab-stops>
          <style:tab-stop style:position="0.624cm"/>
        </style:tab-stops>
      </style:paragraph-properties>
      <style:text-properties officeooo:paragraph-rsid="000301a9"/>
    </style:style>
    <style:style style:name="P60" style:family="paragraph" style:parent-style-name="Standard" style:list-style-name="WWNum2">
      <style:paragraph-properties fo:margin-left="0.624cm" fo:margin-right="0cm" fo:text-align="justify" style:justify-single-word="false" fo:text-indent="-0.624cm" style:auto-text-indent="false">
        <style:tab-stops>
          <style:tab-stop style:position="0.624cm"/>
        </style:tab-stops>
      </style:paragraph-properties>
      <style:text-properties officeooo:paragraph-rsid="000301a9"/>
    </style:style>
    <style:style style:name="P61" style:family="paragraph" style:parent-style-name="Standard" style:list-style-name="WWNum2">
      <style:paragraph-properties fo:margin-left="0cm" fo:margin-right="0cm" fo:text-indent="0cm" style:auto-text-indent="false">
        <style:tab-stops>
          <style:tab-stop style:position="0.695cm"/>
        </style:tab-stops>
      </style:paragraph-properties>
    </style:style>
    <style:style style:name="P62" style:family="paragraph" style:parent-style-name="Standard">
      <style:paragraph-properties fo:margin-left="0.695cm" fo:margin-right="0cm" fo:text-indent="0cm" style:auto-text-indent="false"/>
      <style:text-properties fo:color="#000000" loext:opacity="100%" fo:font-size="10pt" style:text-underline-style="solid" style:text-underline-width="auto" style:text-underline-color="font-color" fo:font-weight="normal" style:font-name-asian="Times New Roman1" style:font-size-asian="10pt" style:font-weight-asian="normal" style:font-size-complex="10pt" style:font-weight-complex="normal"/>
    </style:style>
    <style:style style:name="P63" style:family="paragraph" style:parent-style-name="Standard" style:master-page-name="Converted1">
      <style:paragraph-properties fo:margin-left="0cm" fo:margin-right="0.423cm" fo:line-height="91%" fo:text-indent="0cm" style:auto-text-indent="false" style:page-number="auto"/>
    </style:style>
    <style:style style:name="P64" style:family="paragraph" style:parent-style-name="Standard" style:list-style-name="WWNum3">
      <style:paragraph-properties fo:line-height="91%">
        <style:tab-stops>
          <style:tab-stop style:position="0.617cm"/>
        </style:tab-stops>
      </style:paragraph-properties>
    </style:style>
    <style:style style:name="P65" style:family="paragraph" style:parent-style-name="Standard" style:list-style-name="WWNum4" style:master-page-name="Converted2">
      <style:paragraph-properties fo:margin-left="0.018cm" fo:margin-right="0cm" fo:line-height="91%" fo:text-indent="-0.018cm" style:auto-text-indent="false" style:page-number="auto">
        <style:tab-stops>
          <style:tab-stop style:position="0.635cm"/>
        </style:tab-stops>
      </style:paragraph-properties>
    </style:style>
    <style:style style:name="P66" style:family="paragraph" style:parent-style-name="Standard" style:list-style-name="WWNum7">
      <style:paragraph-properties fo:line-height="0.353cm" fo:hyphenation-ladder-count="no-limit"/>
      <style:text-properties fo:font-size="12pt" officeooo:rsid="0002130f" officeooo:paragraph-rsid="0002130f" style:font-size-asian="12pt" style:font-size-complex="10pt" fo:hyphenate="false" fo:hyphenation-remain-char-count="2" fo:hyphenation-push-char-count="2" loext:hyphenation-no-caps="false"/>
    </style:style>
    <style:style style:name="P67" style:family="paragraph" style:parent-style-name="Standard" style:list-style-name="WWNum5">
      <style:paragraph-properties fo:margin-left="0cm" fo:margin-right="1.094cm" fo:line-height="115%" fo:text-indent="0cm" style:auto-text-indent="false">
        <style:tab-stops>
          <style:tab-stop style:position="0.653cm"/>
        </style:tab-stops>
      </style:paragraph-properties>
    </style:style>
    <style:style style:name="P68" style:family="paragraph" style:parent-style-name="Standard" style:list-style-name="WWNum6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</style:style>
    <style:style style:name="P69" style:family="paragraph" style:parent-style-name="Standard">
      <style:paragraph-properties fo:margin-left="0.988cm" fo:margin-right="0cm" fo:text-indent="0cm" style:auto-text-indent="false"/>
      <style:text-properties fo:font-size="9.5pt" style:font-name-asian="Times New Roman1" style:font-size-asian="9.5pt" style:font-size-complex="9.5pt"/>
    </style:style>
    <style:style style:name="T1" style:family="text">
      <style:text-properties fo:font-size="15pt" fo:font-weight="bold" style:font-name-asian="Times New Roman1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00301a9" style:font-name-asian="Times New Roman1" style:font-size-asian="15pt" style:font-weight-asian="bold" style:font-size-complex="15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name-asian="Times New Roman1" style:font-size-asian="10pt" style:font-size-complex="10pt"/>
    </style:style>
    <style:style style:name="T5" style:family="text"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officeooo:rsid="000301a9" style:font-name-asian="Times New Roman1" style:font-size-asian="10pt" style:font-size-complex="10pt"/>
    </style:style>
    <style:style style:name="T7" style:family="text">
      <style:text-properties fo:font-size="10pt" style:text-underline-style="solid" style:text-underline-width="auto" style:text-underline-color="font-color" officeooo:rsid="000517ea" style:font-name-asian="Times New Roman1" style:font-size-asian="10pt" style:font-size-complex="10pt"/>
    </style:style>
    <style:style style:name="T8" style:family="text">
      <style:text-properties fo:font-size="10pt" style:text-underline-style="solid" style:text-underline-width="auto" style:text-underline-color="font-color" fo:font-weight="normal" style:font-name-asian="Times New Roman1" style:font-size-asian="10pt" style:font-weight-asian="normal" style:font-size-complex="10pt" style:font-weight-complex="normal"/>
    </style:style>
    <style:style style:name="T9" style:family="text">
      <style:text-properties fo:font-size="10pt" style:text-underline-style="none" style:font-name-asian="Times New Roman1" style:font-size-asian="10pt" style:font-size-complex="10pt"/>
    </style:style>
    <style:style style:name="T10" style:family="text">
      <style:text-properties fo:font-size="10pt" style:text-underline-style="none" officeooo:rsid="000301a9" style:font-name-asian="Times New Roman1" style:font-size-asian="10pt" style:font-size-complex="10pt"/>
    </style:style>
    <style:style style:name="T11" style:family="text"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T12" style:family="text">
      <style:text-properties fo:font-size="10pt" fo:font-weight="bold" officeooo:rsid="000301a9" style:font-name-asian="Times New Roman1" style:font-size-asian="10pt" style:font-weight-asian="bold" style:font-size-complex="10pt" style:font-weight-complex="bold"/>
    </style:style>
    <style:style style:name="T13" style:family="text">
      <style:text-properties fo:font-size="10pt" fo:font-style="normal" style:text-underline-style="solid" style:text-underline-width="auto" style:text-underline-color="font-color" fo:font-weight="normal" style:font-name-asian="Times New Roman1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size="10pt" fo:font-style="normal" style:text-underline-style="solid" style:text-underline-width="auto" style:text-underline-color="font-color" fo:font-weight="normal" officeooo:rsid="00033fff" style:font-name-asian="Times New Roman1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T16" style:family="text">
      <style:text-properties fo:font-size="14.5pt" style:font-name-asian="Times New Roman1" style:font-size-asian="14.5pt" style:font-size-complex="14.5pt"/>
    </style:style>
    <style:style style:name="T17" style:family="text">
      <style:text-properties fo:font-size="8pt" style:text-underline-style="solid" style:text-underline-width="auto" style:text-underline-color="font-color" style:font-name-asian="Times New Roman1" style:font-size-asian="8pt" style:font-size-complex="8pt"/>
    </style:style>
    <style:style style:name="T18" style:family="text">
      <style:text-properties fo:font-size="8pt" style:font-name-asian="Times New Roman1" style:font-size-asian="8pt" style:font-size-complex="8pt"/>
    </style:style>
    <style:style style:name="T19" style:family="text">
      <style:text-properties fo:font-size="9.5pt" style:font-name-asian="Times New Roman1" style:font-size-asian="9.5pt" style:font-size-complex="9.5pt"/>
    </style:style>
    <style:style style:name="T20" style:family="text">
      <style:text-properties fo:color="#000000" loext:opacity="100%" fo:font-size="10pt" fo:font-style="italic" style:text-underline-style="solid" style:text-underline-width="auto" style:text-underline-color="font-color" fo:font-weight="normal" style:font-name-asian="Times New Roman1" style:font-size-asian="10pt" style:font-style-asian="italic" style:font-weight-asian="normal" style:font-size-complex="10pt" style:font-style-complex="italic" style:font-weight-complex="normal"/>
    </style:style>
    <style:style style:name="T21" style:family="text">
      <style:text-properties fo:color="#000000" loext:opacity="100%" fo:font-size="10pt" fo:font-style="normal" style:text-underline-style="solid" style:text-underline-width="auto" style:text-underline-color="font-color" fo:font-weight="normal" style:font-name-asian="Times New Roman1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23" style:family="text">
      <style:text-properties style:font-name="Times New Roman" fo:font-size="10pt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24" style:family="text">
      <style:text-properties style:font-name="Times New Roman" fo:font-size="10pt" fo:font-style="italic" fo:font-weight="normal" style:font-name-asian="Times New Roman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25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T26" style:family="text">
      <style:text-properties style:font-name="Times New Roman" fo:font-size="10pt" fo:font-style="italic" style:text-underline-style="none" fo:font-weight="normal" style:font-name-asian="Times New Roman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27" style:family="text">
      <style:text-properties style:font-name="Times New Roman" fo:font-size="10pt" fo:font-style="italic" style:text-underline-style="solid" style:text-underline-width="auto" style:text-underline-color="font-color" fo:font-weight="normal" style:font-name-asian="Times New Roman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28" style:family="text">
      <style:text-properties style:font-name="Times New Roman" fo:font-size="10pt" style:text-underline-style="none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29" style:family="text">
      <style:text-properties style:font-name="Times New Roman" fo:font-size="10pt" style:text-underline-style="solid" style:text-underline-width="auto" style:text-underline-color="font-color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30" style:family="text">
      <style:text-properties style:font-name="Times New Roman" fo:font-size="10pt" fo:language="en" fo:country="US" style:text-underline-style="solid" style:text-underline-width="auto" style:text-underline-color="font-color" fo:font-weight="normal" style:font-name-asian="Times New Roman1" style:font-size-asian="10pt" style:font-weight-asian="normal" style:font-name-complex="Times New Roman1" style:font-size-complex="10pt" style:font-weight-complex="normal"/>
    </style:style>
    <style:style style:name="T31" style:family="text">
      <style:text-properties style:font-name="Times New Roman" fo:font-size="10pt" fo:language="en" fo:country="US" fo:font-style="italic" style:text-underline-style="solid" style:text-underline-width="auto" style:text-underline-color="font-color" fo:font-weight="normal" style:font-name-asian="Times New Roman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T32" style:family="text">
      <style:text-properties fo:font-variant="normal" fo:text-transform="none" fo:color="#111111" loext:opacity="100%" style:font-name="Times New Roman" fo:font-size="10pt" fo:letter-spacing="normal" fo:font-style="normal" style:text-underline-style="solid" style:text-underline-width="auto" style:text-underline-color="font-color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33" style:family="text">
      <style:text-properties fo:font-size="9pt" style:font-name-asian="Times New Roman1" style:font-size-asian="9pt" style:font-size-complex="9pt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Отчет по лабораторной работе №1</text:span><text:span text:style-name="T2">5</text:span><text:span text:style-name="T3"><text:tab/></text:span><text:span text:style-name="T16">по курсу </text:span><text:span text:style-name="T17">фундаментальная информатика</text:span></text:p>
      <text:p text:style-name="P2"/>
      <text:p text:style-name="P11"><text:span text:style-name="T4">Студентка группы </text:span><text:span text:style-name="T5">М8О-113Б-22</text:span><text:span text:style-name="T4">, № по списку <text:s/></text:span><text:span text:style-name="T5">1,</text:span><text:span text:style-name="T9"> Астахова Анастасия Сергеевна</text:span></text:p>
      <text:p text:style-name="P3"/>
      <text:p text:style-name="P39">Контакты astakhovaanastasia0201@gmail.com</text:p>
      <text:p text:style-name="P4"/>
      <text:p text:style-name="P13"><text:span text:style-name="T4">Работа выполнена: « </text:span><text:span text:style-name="T19">» <text:s/>________ 2022 г.</text:span></text:p>
      <text:p text:style-name="P5"/>
      <text:p text:style-name="P12"><text:span text:style-name="T4">Преподаватель: </text:span><text:span text:style-name="T5">доцент каф. 806 Никулин Сергей Петрович</text:span></text:p>
      <text:p text:style-name="P39">Входной контроль знаний с оценкой _____________________</text:p>
      <text:p text:style-name="P6"/>
      <text:p text:style-name="P40">Отчет сдан «<text:tab/>» _________2022 <text:s/>г., итоговая оценка _____</text:p>
      <text:p text:style-name="P7"/>
      <text:p text:style-name="P41">Подпись преподавателя ________________</text:p>
      <text:p text:style-name="P8"/>
      <text:list xml:id="list179024303" text:style-name="WWNum1">
        <text:list-item>
          <text:list>
            <text:list-item>
              <text:p text:style-name="P58"><text:span text:style-name="T11">Тема:</text:span><text:span text:style-name="T8"> Обработка матриц. <text:s text:c="125"/></text:span><text:span text:style-name="T4">_______________________________________________________________________________________________</text:span></text:p>
            </text:list-item>
          </text:list>
        </text:list-item>
      </text:list>
      <text:p text:style-name="P14"/>
      <text:list xml:id="list2734573921" text:style-name="WWNum2">
        <text:list-item>
          <text:p text:style-name="P60"><text:span text:style-name="T11">Цель работы:</text:span><text:span text:style-name="T8"> <text:s/>Написать программу на языке С, производящую обработку квадратной матрицы порядка N x N из целых чисел, вводимой из стандартного входного текстового файла.____________________________________.</text:span></text:p>
        </text:list-item>
      </text:list>
      <text:p text:style-name="P30"><text:span text:style-name="T8"><text:s/>_________________________________________________________________________________________________</text:span><text:span text:style-name="T5">_</text:span></text:p>
      <text:list xml:id="list230517995566242" text:continue-numbering="true" text:style-name="WWNum2">
        <text:list-item>
          <text:p text:style-name="P59"><text:span text:style-name="T11">Задание (вариант </text:span><text:span text:style-name="T12">2</text:span><text:span text:style-name="T11">):</text:span><text:span text:style-name="T13"> <text:s text:c="4"/></text:span><text:span text:style-name="T14">З</text:span><text:span text:style-name="T13">амена всех максимальных элементов матрицы на число столбцов, содержащих её минимальный элемент. </text:span><text:span text:style-name="T8">_____________________________________________________________________________________</text:span></text:p>
        </text:list-item>
      </text:list>
      <text:p text:style-name="P15"/>
      <text:list xml:id="list230516648365781" text:continue-numbering="true" text:style-name="WWNum2">
        <text:list-item>
          <text:p text:style-name="P61"><text:span text:style-name="T11">Оборудование </text:span><text:span text:style-name="T4">(лабораторное):</text:span></text:p>
        </text:list-item>
      </text:list>
      <text:p text:style-name="P16"/>
      <text:p text:style-name="P31"><text:span text:style-name="T4">ЭВМ </text:span><text:span text:style-name="T17">_________</text:span><text:span text:style-name="T18">,</text:span><text:span text:style-name="T4"> процессор ___</text:span><text:span text:style-name="T5">_ _</text:span><text:span text:style-name="T4">_, имя узла сети </text:span><text:span text:style-name="T5"><text:s text:c="6"/>_</text:span><text:span text:style-name="T4">_____ с ОП __</text:span><text:span text:style-name="T5">_</text:span><text:span text:style-name="T4">_____ Мб, НМД _______ Мб. Терминал _____ адрес __________. Принтер _________________________</text:span></text:p>
      <text:p text:style-name="P42">Другие устройства ________________________________________________________________________________</text:p>
      <text:p text:style-name="P42">_________________________________________________________________________________________________</text:p>
      <text:p text:style-name="P14"/>
      <text:p text:style-name="P50">Оборудование ПЭВМ студента, если использовалось:</text:p>
      <text:p text:style-name="P19"/>
      <text:p text:style-name="P62">Ноутбук: Процессор Intel Core i5-10210U с ОП 16 ГБ, SSD 512 ГБ. Другие устройства: мышь Bloody R80 </text:p>
      <text:p text:style-name="P31"><text:span text:style-name="T20">Компьютер: Процессор Ryzen 5 3600 с ОП 16 ГБ, SSD 512 ГБ. Другие устройства: мышь </text:span><text:span text:style-name="T21">Razer BASILISK X HYPERSPEED, </text:span><text:a xlink:type="simple" xlink:href="https://www.komus.ru/katalog/tekhnika/kompyuternaya-tekhnika/klaviatury-i-myshi/klaviatury-provodnye/klaviatura-logitech-g910-920-008019-orion-spectrum-rgb-mechanical-gaming/p/659916/?from=n-13776" text:style-name="Standard" text:visited-style-name="Standard"><text:span text:style-name="T20">Logitech G910 (920-008019) Orion Spectrum RGB Mechanical Gaming</text:span></text:a><text:span text:style-name="T21">, монитор </text:span><text:a xlink:type="simple" xlink:href="https://www.lg.com/ru/monitors/lg-27gp750-b" text:style-name="Standard" text:visited-style-name="Standard"><text:span text:style-name="T20">LG UltraGear 27GP750</text:span></text:a></text:p>
      <text:list xml:id="list230517636619922" text:continue-numbering="true" text:style-name="WWNum2">
        <text:list-item>
          <text:p text:style-name="P52">Программное обеспечение (лабораторное):</text:p>
        </text:list-item>
      </text:list>
      <text:p text:style-name="P16"/>
      <text:p text:style-name="P31"><text:span text:style-name="T4">Операционная система семейства </text:span><text:span text:style-name="T5">___Unix____</text:span><text:span text:style-name="T4">, наименование </text:span><text:span text:style-name="T5">_____Ubuntu____________</text:span><text:span text:style-name="T4"> версия _</text:span><text:span text:style-name="T5">_4.15.0____</text:span><text:span text:style-name="T4">__</text:span></text:p>
      <text:p text:style-name="P31"><text:span text:style-name="T4">интерпретатор команд </text:span><text:span text:style-name="T5">____bash________</text:span><text:span text:style-name="T4"> версия </text:span><text:span text:style-name="T5">___4.4.20____</text:span></text:p>
      <text:p text:style-name="P31"><text:span text:style-name="T4">Система программирования __С________________________ версия </text:span><text:span text:style-name="T5">_______последняя_________</text:span></text:p>
      <text:p text:style-name="P31"><text:span text:style-name="T4">Редактор текстов </text:span><text:span text:style-name="T5">___gedit________________________________________________</text:span><text:span text:style-name="T4"> версия </text:span><text:span text:style-name="T5">_25.2.2 <text:s text:c="3"/>_________</text:span></text:p>
      <text:p text:style-name="P31"><text:span text:style-name="T4">Утилиты операционной системы </text:span><text:span text:style-name="T5">________________________________ ____________________________________</text:span></text:p>
      <text:p text:style-name="P42">_________________________________________________________________________________________________</text:p>
      <text:p text:style-name="P31"><text:span text:style-name="T4">Прикладные системы и программы </text:span><text:span text:style-name="T5">__ <text:s text:c="84"/>______________________</text:span></text:p>
      <text:p text:style-name="P31"><text:span text:style-name="T4">Местонахождение и имена файлов программ и </text:span><text:span text:style-name="T5">данных__stud/208104 <text:s text:c="3"/>____________________________________</text:span></text:p>
      <text:p text:style-name="P42">_________________________________________________________________________________________________</text:p>
      <text:p text:style-name="P14"/>
      <text:p text:style-name="P37"><text:span text:style-name="Основной_20_шрифт_20_абзаца"><text:span text:style-name="T22">5.</text:span></text:span><text:span text:style-name="Основной_20_шрифт_20_абзаца"><text:span text:style-name="T23"> <text:s text:c="4"/></text:span></text:span><text:span text:style-name="Основной_20_шрифт_20_абзаца"><text:span text:style-name="T24">Программное обеспечение ПЭВМ студента, если использовалось</text:span></text:span><text:span text:style-name="Основной_20_шрифт_20_абзаца"><text:span text:style-name="T25">:</text:span></text:span></text:p>
      <text:p text:style-name="P38"><text:span text:style-name="Основной_20_шрифт_20_абзаца"><text:span text:style-name="T28"><text:tab/>Ноутбук: </text:span></text:span><text:span text:style-name="Основной_20_шрифт_20_абзаца"><text:span text:style-name="T29">Операционная система семейства </text:span></text:span><text:span text:style-name="Основной_20_шрифт_20_абзаца"><text:span text:style-name="T30">Ubuntu</text:span></text:span><text:span text:style-name="Основной_20_шрифт_20_абзаца"><text:span text:style-name="T29">, наименование версия </text:span></text:span><text:span text:style-name="Основной_20_шрифт_20_абзаца"><text:span text:style-name="T32">Ubuntu 20.04.3 LTS,</text:span></text:span></text:p>
      <text:p text:style-name="P38"><text:span text:style-name="Основной_20_шрифт_20_абзаца"><text:span text:style-name="T26"><text:tab/></text:span></text:span><text:span text:style-name="Основной_20_шрифт_20_абзаца"><text:span text:style-name="T27">интерпретатор команд <text:s/></text:span></text:span><text:span text:style-name="Основной_20_шрифт_20_абзаца"><text:span text:style-name="T31">bash</text:span></text:span><text:span text:style-name="Основной_20_шрифт_20_абзаца"><text:span text:style-name="T27"> версия 5.0.17. Система программирования C. Редактор текстов gedit версия </text:span></text:span><text:span text:style-name="Основной_20_шрифт_20_абзаца"><text:span text:style-name="T26"><text:tab/></text:span></text:span><text:span text:style-name="Основной_20_шрифт_20_абзаца"><text:span text:style-name="T27">28.2. Утилиты: стандартные утилиты UNIX. Программное обеспечение: стандартное программное </text:span></text:span><text:span text:style-name="Основной_20_шрифт_20_абзаца"><text:span text:style-name="T26"><text:tab/></text:span></text:span><text:span text:style-name="Основной_20_шрифт_20_абзаца"><text:span text:style-name="T27">обеспечение системы UNIX. <text:s text:c="41"/></text:span></text:span></text:p>
      <text:p text:style-name="P63"><text:span text:style-name="T11">6. Идея, метод, алгоритм </text:span><text:span text:style-name="T33">решения задачи</text:span><text:span text:style-name="T11"> </text:span><text:span text:style-name="T33">(в формах:</text:span><text:span text:style-name="T11"> </text:span><text:span text:style-name="T33">словесной,</text:span><text:span text:style-name="T11"> </text:span><text:span text:style-name="T33">псевдокода,</text:span><text:span text:style-name="T11"> </text:span><text:span text:style-name="T33">графической</text:span><text:span text:style-name="T11"> </text:span><text:span text:style-name="T33">[блок-схема,</text:span><text:span text:style-name="T11"> </text:span><text:span text:style-name="T33">диаграмма,</text:span><text:span text:style-name="T11"> </text:span><text:span text:style-name="T33">рисунок,</text:span><text:span text:style-name="T11"> </text:span><text:span text:style-name="T33">таблица] или формальные спецификации с пред- и постусловиями)</text:span></text:p>
      <text:p text:style-name="P21"/>
      <text:list xml:id="list3690628588" text:style-name="WWNum7">
        <text:list-item>
          <text:p text:style-name="P66">Считываем размерность матрицы и саму матрицу</text:p>
        </text:list-item>
        <text:list-item>
          <text:p text:style-name="P66">Проходим по ней и находим величину максимального и минимального элементов</text:p>
        </text:list-item>
        <text:list-item>
          <text:p text:style-name="P54">Проходим по матрице и если встречаем в столбце минимальный элемент, то добавляем к счетчику столбцов с минимальным элементом единицу и переходим к следующему столбцу</text:p>
        </text:list-item>
        <text:list-item>
          <text:p text:style-name="P54">Проходим по матрице и если встречаем максимальный элемент, то изменяем его значение на количество столбцов с минимальным элементом</text:p>
        </text:list-item>
        <text:list-item>
          <text:p text:style-name="P54">Выводим полученную матрицу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list xml:id="list3800749172" text:style-name="WWNum3">
        <text:list-item>
          <text:p text:style-name="P64"><text:span text:style-name="T11">Сценарий выполнения работы </text:span><text:span text:style-name="T33">[план работы,</text:span><text:span text:style-name="T11"> </text:span><text:span text:style-name="T33">первоначальный текст программы в черновике</text:span><text:span text:style-name="T11"> </text:span><text:span text:style-name="T33">(можно на отдельном листе)</text:span><text:span text:style-name="T11"> </text:span><text:span text:style-name="T33">и</text:span><text:span text:style-name="T11"> </text:span><text:span text:style-name="T33">тесты либо соображения по тестированию].</text:span></text:p>
        </text:list-item>
      </text:list>
      <text:p text:style-name="P33"/>
      <text:p text:style-name="P23">kokodrillo@kokodrillo-VirtualBox:~/work/Лабы_по_С$ ./a.out</text:p>
      <text:p text:style-name="P23">Введите размерность матрицы: </text:p>
      <text:p text:style-name="P23">4</text:p>
      <text:p text:style-name="P23">Введите матрицу: </text:p>
      <text:p text:style-name="P23">1 2 1 4</text:p>
      <text:p text:style-name="P23">5 6 8 8</text:p>
      <text:p text:style-name="P23">1 2 7 8</text:p>
      <text:p text:style-name="P23">2 2 2 2</text:p>
      <text:p text:style-name="P23">Полученная матрица:</text:p>
      <text:p text:style-name="P23">1 2 1 4 </text:p>
      <text:p text:style-name="P23">5 6 2 2 </text:p>
      <text:p text:style-name="P23">1 2 7 2 </text:p>
      <text:p text:style-name="P23">2 2 2 2 </text:p>
      <text:p text:style-name="P23">Введите размерность матрицы:</text:p>
      <text:p text:style-name="P23">2</text:p>
      <text:p text:style-name="P23">Введите матрицу: </text:p>
      <text:p text:style-name="P23">1 5</text:p>
      <text:p text:style-name="P23">2 1</text:p>
      <text:p text:style-name="P23">Полученная матрица:</text:p>
      <text:p text:style-name="P23">1 2 </text:p>
      <text:p text:style-name="P23">2 1 </text:p>
      <text:p text:style-name="P23">Введите размерность матрицы:</text:p>
      <text:p text:style-name="P23">5</text:p>
      <text:p text:style-name="P23">Введите матрицу: </text:p>
      <text:p text:style-name="P23">99 10 20 30 40</text:p>
      <text:p text:style-name="P23">10 44 33 55 66</text:p>
      <text:p text:style-name="P23">23 24 10 26 11</text:p>
      <text:p text:style-name="P23">93 99 80 68 30</text:p>
      <text:p text:style-name="P23">44 55 66 77 88</text:p>
      <text:p text:style-name="P23">Полученная матрица:</text:p>
      <text:p text:style-name="P23">3 10 20 30 40 </text:p>
      <text:p text:style-name="P23">10 44 33 55 66 </text:p>
      <text:p text:style-name="P23">23 24 10 26 11 </text:p>
      <text:p text:style-name="P23">93 3 80 68 30 </text:p>
      <text:p text:style-name="P23">44 55 66 77 88 </text:p>
      <text:p text:style-name="P23"/>
      <text:p text:style-name="P18"/>
      <text:p text:style-name="P34"/>
      <text:p text:style-name="P21"/>
      <text:p text:style-name="P51">Пункты 1-7 отчета составляются сторого до начала лабораторной работы.</text:p>
      <text:p text:style-name="P32"><text:span text:style-name="T15"><text:tab/><text:tab/><text:tab/><text:tab/>Допущен к выполнению работы. </text:span><text:span text:style-name="T11">Подпись препод</text:span><text:bookmark text:name="_GoBack"/><text:span text:style-name="T11">авателя</text:span><text:span text:style-name="T15"> </text:span><text:span text:style-name="T11">_____________________</text:span></text:p>
      <text:list xml:id="list2048090435" text:style-name="WWNum4">
        <text:list-item>
          <text:p text:style-name="P65"><text:span text:style-name="T11">Распечатка протокола </text:span><text:span text:style-name="T33">(подклеить листинг окончательного варианта программы с тестовыми примерами,</text:span><text:span text:style-name="T11"> </text:span><text:span text:style-name="T33">подписанный</text:span><text:span text:style-name="T11"> </text:span><text:span text:style-name="T33">преподавателем).</text:span></text:p>
        </text:list-item>
      </text:list>
      <text:p text:style-name="P9"/>
      <text:p text:style-name="P56">/*</text:p>
      <text:p text:style-name="P56">Астахова Анастасия Сергеевна</text:p>
      <text:p text:style-name="P56">М8О-113Б-22</text:p>
      <text:p text:style-name="P56">замена всех максимальных элементов матрицы на число столбцов, содержащих её</text:p>
      <text:p text:style-name="P56">минимальный элемент</text:p>
      <text:p text:style-name="P56">*/</text:p>
      <text:p text:style-name="P56">#include &lt;stdio.h&gt;</text:p>
      <text:p text:style-name="P56"/>
      <text:p text:style-name="P56">#define INF 1e9;</text:p>
      <text:p text:style-name="P56">#define EPS 1e-9;</text:p>
      <text:p text:style-name="P56"/>
      <text:p text:style-name="P56">void scanMatr(int n, int matr[n][n]) {</text:p>
      <text:p text:style-name="P56"><text:s text:c="2"/>for (int i = 0; i &lt; n; i++) {</text:p>
      <text:p text:style-name="P56"><text:s text:c="4"/>for (int j = 0; j &lt; n; j++) {</text:p>
      <text:p text:style-name="P56"><text:s text:c="6"/>scanf("%d", &amp;matr[i][j]);</text:p>
      <text:p text:style-name="P56"><text:s text:c="4"/>}</text:p>
      <text:p text:style-name="P56"><text:s text:c="2"/>}</text:p>
      <text:p text:style-name="P56">}</text:p>
      <text:p text:style-name="P56"/>
      <text:p text:style-name="P56">void showMatr(int n, int matr[n][n]) {</text:p>
      <text:p text:style-name="P56"><text:s text:c="2"/>for (int i = 0; i &lt; n; i++) {</text:p>
      <text:p text:style-name="P56"><text:s text:c="4"/>for (int j = 0; j &lt; n; j++) {</text:p>
      <text:p text:style-name="P56"><text:s text:c="6"/>printf("%d ", matr[i][j]);</text:p>
      <text:p text:style-name="P56"><text:s text:c="4"/>}</text:p>
      <text:p text:style-name="P56"><text:s text:c="4"/>printf("\n");</text:p>
      <text:p text:style-name="P56"><text:s text:c="2"/>}</text:p>
      <text:p text:style-name="P56">}</text:p>
      <text:p text:style-name="P56"/>
      <text:p text:style-name="P56">int main() {</text:p>
      <text:p text:style-name="P56"><text:s text:c="2"/>int n;</text:p>
      <text:p text:style-name="P56"><text:s text:c="2"/>printf("Введите размерность матрицы: \n");</text:p>
      <text:p text:style-name="P56"><text:s text:c="2"/>while (scanf("%d", &amp;n)) {</text:p>
      <text:p text:style-name="P56"><text:s text:c="4"/>printf("Введите матрицу: \n");</text:p>
      <text:p text:style-name="P56"><text:s text:c="4"/>int matr[n][n];</text:p>
      <text:p text:style-name="P56"><text:s text:c="4"/>scanMatr(n, matr);</text:p>
      <text:p text:style-name="P56"><text:s text:c="4"/>int maxim = EPS;</text:p>
      <text:p text:style-name="P56"><text:s text:c="4"/>int mini = INF;</text:p>
      <text:p text:style-name="P56"><text:s text:c="4"/>for (int i = 0; i &lt; n; i++) {</text:p>
      <text:p text:style-name="P56"><text:s text:c="6"/>for (int j = 0; j &lt; n; j++) {</text:p>
      <text:p text:style-name="P56"><text:s text:c="8"/>if (matr[i][j] &gt; maxim) {</text:p>
      <text:p text:style-name="P56"><text:s text:c="10"/>maxim = matr[i][j];</text:p>
      <text:p text:style-name="P56"><text:s text:c="8"/>}</text:p>
      <text:p text:style-name="P56"><text:s text:c="8"/>if (matr[i][j] &lt; mini) {</text:p>
      <text:p text:style-name="P56"><text:s text:c="10"/>mini = matr[i][j];</text:p>
      <text:p text:style-name="P56"><text:s text:c="8"/>}</text:p>
      <text:p text:style-name="P56"><text:s text:c="6"/>}</text:p>
      <text:p text:style-name="P56"><text:s text:c="4"/>}</text:p>
      <text:p text:style-name="P56"><text:s text:c="4"/>int col_with_min = 0;</text:p>
      <text:p text:style-name="P56"><text:s text:c="4"/>for (int j = 0; j &lt; n; j++) {</text:p>
      <text:p text:style-name="P56"><text:s text:c="6"/>for (int i = 0; i &lt; n; i++) {</text:p>
      <text:p text:style-name="P56"><text:s text:c="8"/>if (matr[i][j] == mini) {</text:p>
      <text:p text:style-name="P56"><text:s text:c="10"/>col_with_min++;</text:p>
      <text:p text:style-name="P56"><text:s text:c="10"/>break;</text:p>
      <text:p text:style-name="P56"><text:soft-page-break/><text:s text:c="8"/>}</text:p>
      <text:p text:style-name="P56"><text:s text:c="6"/>}</text:p>
      <text:p text:style-name="P56"><text:s text:c="4"/>}</text:p>
      <text:p text:style-name="P56"><text:s text:c="4"/>for (int i = 0; i &lt; n; i++) {</text:p>
      <text:p text:style-name="P56"><text:s text:c="6"/>for (int j = 0; j &lt; n; j++) {</text:p>
      <text:p text:style-name="P56"><text:s text:c="8"/>if (matr[i][j] == maxim) {</text:p>
      <text:p text:style-name="P56"><text:s text:c="10"/>matr[i][j] = col_with_min;</text:p>
      <text:p text:style-name="P56"><text:s text:c="8"/>}</text:p>
      <text:p text:style-name="P56"><text:s text:c="6"/>}</text:p>
      <text:p text:style-name="P56"><text:s text:c="4"/>}</text:p>
      <text:p text:style-name="P56"><text:s text:c="4"/>printf("Полученная матрица:\n");</text:p>
      <text:p text:style-name="P56"><text:s text:c="4"/>showMatr(n, matr);</text:p>
      <text:p text:style-name="P56"><text:s text:c="4"/>printf("Введите размерность матрицы:\n");</text:p>
      <text:p text:style-name="P56"><text:s text:c="2"/>}</text:p>
      <text:p text:style-name="P56">}</text:p>
      <text:section text:style-name="Sect1" text:name="TextSection">
        <text:p text:style-name="P17"/>
        <text:p text:style-name="P17"/>
        <text:p text:style-name="P17"/>
        <text:p text:style-name="P17"/>
        <text:list xml:id="list2119657295" text:style-name="WWNum5">
          <text:list-item>
            <text:p text:style-name="P67"><text:span text:style-name="T11">Дневник отладки </text:span><text:span text:style-name="T33">должен содержать дату и время сеансов отладки, и основные события</text:span><text:span text:style-name="T11"> </text:span><text:span text:style-name="T33">(ошибки в сценарии и программе,</text:span><text:span text:style-name="T11"> </text:span><text:span text:style-name="T33">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  </text:list-item>
        </text:list>
        <text:p text:style-name="P24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/>
          <table:table-column table:style-name="Таблица1.E"/>
          <table:table-column table:style-name="Таблица1.F"/>
          <table:table-column table:style-name="Таблица1.G"/>
          <table:table-row table:style-name="Таблица1.1">
            <table:table-cell table:style-name="Таблица1.A1" office:value-type="string">
              <text:p text:style-name="P43">№</text:p>
            </table:table-cell>
            <table:table-cell table:style-name="Таблица1.B1" office:value-type="string">
              <text:p text:style-name="P48">Лаб.</text:p>
            </table:table-cell>
            <table:table-cell table:style-name="Таблица1.B1" office:value-type="string">
              <text:p text:style-name="P44">Дата</text:p>
            </table:table-cell>
            <table:table-cell table:style-name="Таблица1.B1" office:value-type="string">
              <text:p text:style-name="P44">Время</text:p>
            </table:table-cell>
            <table:table-cell table:style-name="Таблица1.B1" office:value-type="string">
              <text:p text:style-name="P45">Событие</text:p>
            </table:table-cell>
            <table:table-cell table:style-name="Таблица1.B1" office:value-type="string">
              <text:p text:style-name="P46">Действие по исправлению</text:p>
            </table:table-cell>
            <table:table-cell table:style-name="Таблица1.B1" office:value-type="string">
              <text:p text:style-name="P47">Примечание</text:p>
            </table:table-cell>
          </table:table-row>
          <table:table-row table:style-name="Таблица1.1">
            <table:table-cell table:style-name="Таблица1.A2" office:value-type="string">
              <text:p text:style-name="P25"/>
            </table:table-cell>
            <table:table-cell table:style-name="Таблица1.B2" office:value-type="string">
              <text:p text:style-name="P48">или</text:p>
            </table:table-cell>
            <table:table-cell table:style-name="Таблица1.B2" office:value-type="string">
              <text:p text:style-name="P25"/>
            </table:table-cell>
            <table:table-cell table:style-name="Таблица1.B2" office:value-type="string">
              <text:p text:style-name="P25"/>
            </table:table-cell>
            <table:table-cell table:style-name="Таблица1.B2" office:value-type="string">
              <text:p text:style-name="P25"/>
            </table:table-cell>
            <table:table-cell table:style-name="Таблица1.B2" office:value-type="string">
              <text:p text:style-name="P25"/>
            </table:table-cell>
            <table:table-cell table:style-name="Таблица1.B2" office:value-type="string">
              <text:p text:style-name="P25"/>
            </table:table-cell>
          </table:table-row>
          <table:table-row table:style-name="Таблица1.3">
            <table:table-cell table:style-name="Таблица1.A3" office:value-type="string">
              <text:p text:style-name="P25"/>
            </table:table-cell>
            <table:table-cell table:style-name="Таблица1.B3" office:value-type="string">
              <text:p text:style-name="P48">дом.</text:p>
            </table:table-cell>
            <table:table-cell table:style-name="Таблица1.B3" office:value-type="string">
              <text:p text:style-name="P25"/>
            </table:table-cell>
            <table:table-cell table:style-name="Таблица1.B3" office:value-type="string">
              <text:p text:style-name="P25"/>
            </table:table-cell>
            <table:table-cell table:style-name="Таблица1.B3" office:value-type="string">
              <text:p text:style-name="P25"/>
            </table:table-cell>
            <table:table-cell table:style-name="Таблица1.B3" office:value-type="string">
              <text:p text:style-name="P25"/>
            </table:table-cell>
            <table:table-cell table:style-name="Таблица1.B3" office:value-type="string">
              <text:p text:style-name="P25"/>
            </table:table-cell>
          </table:table-row>
          <table:table-row table:style-name="Таблица1.4">
            <table:table-cell table:style-name="Таблица1.A3" office:value-type="string">
              <text:p text:style-name="P10"/>
            </table:table-cell>
            <table:table-cell table:style-name="Таблица1.B3" office:value-type="string">
              <text:p text:style-name="P10"/>
            </table:table-cell>
            <table:table-cell table:style-name="Таблица1.B3" office:value-type="string">
              <text:p text:style-name="P10"/>
            </table:table-cell>
            <table:table-cell table:style-name="Таблица1.B3" office:value-type="string">
              <text:p text:style-name="P10"/>
            </table:table-cell>
            <table:table-cell table:style-name="Таблица1.B3" office:value-type="string">
              <text:p text:style-name="P10"/>
            </table:table-cell>
            <table:table-cell table:style-name="Таблица1.B3" office:value-type="string">
              <text:p text:style-name="P10"/>
            </table:table-cell>
            <table:table-cell table:style-name="Таблица1.B3" office:value-type="string">
              <text:p text:style-name="P10"/>
            </table:table-cell>
          </table:table-row>
        </table:table>
        <text:p text:style-name="P26"/>
        <text:list xml:id="list1589450062" text:style-name="WWNum6">
          <text:list-item>
            <text:p text:style-name="P68"><text:span text:style-name="T11">Замечания автора </text:span><text:span text:style-name="T4">по существу работы:</text:span></text:p>
          </text:list-item>
        </text:list>
        <text:p text:style-name="P57"><text:soft-page-break/>Замечания отсутствуют. <text:s text:c="114"/></text:p>
        <text:list xml:id="list230517086107460" text:continue-numbering="true" text:style-name="WWNum6">
          <text:list-item>
            <text:p text:style-name="P53">Выводы</text:p>
          </text:list-item>
        </text:list>
        <text:p text:style-name="P28"/>
        <text:p text:style-name="P35"><text:span text:style-name="T9"><text:tab/></text:span><text:span text:style-name="T6">Я написала программу на языке С, осуществляющую</text:span><text:span text:style-name="T5"> </text:span><text:span text:style-name="T7">обработку матрицы по заданному заданию.</text:span><text:span text:style-name="T5"> <text:s text:c="60"/></text:span></text:p>
        <text:p text:style-name="P20"/>
        <text:p text:style-name="P69">Недочёты при выполнении задания могут быть устранены следующим образом: </text:p>
        <text:p text:style-name="P36"><text:span text:style-name="T19">Н</text:span><text:span text:style-name="T5">едочеты отсутствуют. <text:s text:c="119"/></text:span></text:p>
        <text:p text:style-name="P27"/>
        <text:p text:style-name="P29"/>
        <text:p text:style-name="P29">Подпись студента _________________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letter-kerning="false" style:font-name-asian="DejaVu Sans" style:font-family-asian="'DejaVu Sans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Обычный"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keep-with-next="auto" style:punctuation-wrap="simple" style:vertical-align="auto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1pt" fo:letter-spacing="normal" fo:language="ru" fo:country="RU" fo:font-style="normal" style:text-underline-style="none" fo:font-weight="normal" style:letter-kerning="false" fo:background-color="transparent" style:font-name-asian="Arial1" style:font-family-asian="Arial" style:font-family-generic-asian="system" style:font-pitch-asian="variable" style:font-size-asian="11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Маркеры_20_списка" style:display-name="Маркеры списка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7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5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66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67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68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9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0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71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72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15cm" fo:margin-bottom="1.152cm" fo:margin-left="1.669cm" fo:margin-right="1.422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69cm" fo:margin-bottom="1.429cm" fo:margin-left="1.764cm" fo:margin-right="1.139cm" style:writing-mode="lr-tb" style:layout-grid-color="#c0c0c0" style:layout-grid-lines="15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852cm" fo:margin-bottom="2.54cm" fo:margin-left="1.676cm" fo:margin-right="1.916cm" style:writing-mode="lr-tb" style:layout-grid-color="#c0c0c0" style:layout-grid-lines="1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2T10:29:00</meta:creation-date>
    <meta:initial-creator>Windows User</meta:initial-creator>
    <dc:language>ru-RU</dc:language>
    <dc:date>2022-12-22T23:05:16.145742545</dc:date>
    <meta:editing-cycles>35</meta:editing-cycles>
    <meta:editing-duration>P6DT3H55M58S</meta:editing-duration>
    <meta:generator>LibreOffice/7.3.6.2$Linux_X86_64 LibreOffice_project/30$Build-2</meta:generator>
    <meta:document-statistic meta:table-count="1" meta:image-count="0" meta:object-count="0" meta:page-count="5" meta:paragraph-count="158" meta:word-count="851" meta:character-count="7106" meta:non-whitespace-character-count="557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